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1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10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0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08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751636363636" calcext:value-type="float">
            <text:p>4.02751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44027586207" calcext:value-type="float">
            <text:p>4.07444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09064" calcext:value-type="float">
            <text:p>4.00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65310344828" calcext:value-type="float">
            <text:p>4.0036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9616" calcext:value-type="float">
            <text:p>4.46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102372413793" calcext:value-type="float">
            <text:p>4.59102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80136" calcext:value-type="float">
            <text:p>3.8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271972413793" calcext:value-type="float">
            <text:p>3.68271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6784" calcext:value-type="float">
            <text:p>3.70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37544827586" calcext:value-type="float">
            <text:p>3.80537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8056" calcext:value-type="float">
            <text:p>3.72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13316129032" calcext:value-type="float">
            <text:p>3.7201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5248" calcext:value-type="float">
            <text:p>3.6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9904" calcext:value-type="float">
            <text:p>3.5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9128" calcext:value-type="float">
            <text:p>3.7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686503225806" calcext:value-type="float">
            <text:p>3.9468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83225806452" calcext:value-type="float">
            <text:p>4.200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92608" calcext:value-type="float">
            <text:p>3.8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32748387097" calcext:value-type="float">
            <text:p>3.7263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19632" calcext:value-type="float">
            <text:p>3.92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314580645161" calcext:value-type="float">
            <text:p>4.153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21571428572" calcext:value-type="float">
            <text:p>4.17521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638477419355" calcext:value-type="float">
            <text:p>4.0863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81264516129" calcext:value-type="float">
            <text:p>4.1668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52910344828" calcext:value-type="float">
            <text:p>4.15452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45470967742" calcext:value-type="float">
            <text:p>4.1174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95096774194" calcext:value-type="float">
            <text:p>4.486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8304516129" calcext:value-type="float">
            <text:p>4.628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53024" calcext:value-type="float">
            <text:p>4.37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92993548387" calcext:value-type="float">
            <text:p>4.2449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3774" calcext:value-type="float">
            <text:p>4.033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269470967742" calcext:value-type="float">
            <text:p>4.1326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01028571429" calcext:value-type="float">
            <text:p>4.1100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81574193548" calcext:value-type="float">
            <text:p>4.0318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9608" calcext:value-type="float">
            <text:p>3.85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0928" calcext:value-type="float">
            <text:p>3.76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028361290322" calcext:value-type="float">
            <text:p>3.670283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37256" calcext:value-type="float">
            <text:p>4.10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048541935484" calcext:value-type="float">
            <text:p>4.0804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49367741936" calcext:value-type="float">
            <text:p>4.7364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6624" calcext:value-type="float">
            <text:p>3.95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19690322581" calcext:value-type="float">
            <text:p>3.6401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43208" calcext:value-type="float">
            <text:p>3.68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39028571429" calcext:value-type="float">
            <text:p>3.7213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15690322581" calcext:value-type="float">
            <text:p>3.7011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366" calcext:value-type="float">
            <text:p>3.56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8512" calcext:value-type="float">
            <text:p>3.5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1615" calcext:value-type="float">
            <text:p>3.5781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177982608696" calcext:value-type="float">
            <text:p>3.671779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9454" calcext:value-type="float">
            <text:p>3.759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41248" calcext:value-type="float">
            <text:p>3.8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224" calcext:value-type="float">
            <text:p>3.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9744" calcext:value-type="float">
            <text:p>3.9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7584" calcext:value-type="float">
            <text:p>3.7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1044" calcext:value-type="float">
            <text:p>3.7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4468" calcext:value-type="float">
            <text:p>3.7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1252" calcext:value-type="float">
            <text:p>3.9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98" calcext:value-type="float">
            <text:p>4.0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4364" calcext:value-type="float">
            <text:p>3.6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44" calcext:value-type="float">
            <text:p>3.7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099034482759" calcext:value-type="float">
            <text:p>3.8509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934335483871" calcext:value-type="float">
            <text:p>3.9393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98372413793" calcext:value-type="float">
            <text:p>3.88998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80903225807" calcext:value-type="float">
            <text:p>4.2608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29303225807" calcext:value-type="float">
            <text:p>4.7042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4352" calcext:value-type="float">
            <text:p>3.88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738529032258" calcext:value-type="float">
            <text:p>4.1273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3408" calcext:value-type="float">
            <text:p>4.4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062916129032" calcext:value-type="float">
            <text:p>4.6406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599822222222" calcext:value-type="float">
            <text:p>4.58599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16206451613" calcext:value-type="float">
            <text:p>4.4921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5416" calcext:value-type="float">
            <text:p>4.7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402912" calcext:value-type="float">
            <text:p>4.744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739" calcext:value-type="float">
            <text:p>5.023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20992" calcext:value-type="float">
            <text:p>6.038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195456" calcext:value-type="float">
            <text:p>5.701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8174" calcext:value-type="float">
            <text:p>4.948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93485714286" calcext:value-type="float">
            <text:p>5.0849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1104" calcext:value-type="float">
            <text:p>5.5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46" calcext:value-type="float">
            <text:p>5.45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148" calcext:value-type="float">
            <text:p>5.24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7028" calcext:value-type="float">
            <text:p>5.1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076" calcext:value-type="float">
            <text:p>2.8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204" calcext:value-type="float">
            <text:p>3.9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4028" calcext:value-type="float">
            <text:p>4.0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8308" calcext:value-type="float">
            <text:p>3.9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772" calcext:value-type="float">
            <text:p>4.2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966" calcext:value-type="float">
            <text:p>4.8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054" calcext:value-type="float">
            <text:p>4.3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548" calcext:value-type="float">
            <text:p>4.0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2316" calcext:value-type="float">
            <text:p>4.0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244" calcext:value-type="float">
            <text:p>6.1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7950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22" meta:object-count="0"/>
    <meta:user-defined meta:name="AppVersion">3.0</meta:user-defined>
  </office:meta>
</office:document-meta>
</file>